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813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5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9" table:default-cell-style-name="ce15"/>
        <table:table-row table:style-name="ro1">
          <table:table-cell table:style-name="ce1" table:formula="of:=CONCATENATE(&quot;sn(&quot;;MAX(range_sn);&quot;)&quot;)" office:value-type="string" office:string-value="sn(324)">
            <text:p>sn(32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L2:.L17]);&quot;)&quot;)" office:value-type="string" office:string-value="sn(16)">
            <text:p>sn(16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arpeggio patterns</text:p>
          </table:table-cell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/>
          <table:table-cell table:style-name="ce14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;[.M2])" office:value-type="float" office:value="2">
            <text:p>2</text:p>
          </table:table-cell>
          <table:table-cell table:style-name="ce27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hord-table</text:p>
          </table:table-cell>
          <table:table-cell table:style-name="ce6" office:value-type="string">
            <text:p>tune=KAKI-1</text:p>
          </table:table-cell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/>
          <table:table-cell table:style-name="ce14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;[.M3])" office:value-type="float" office:value="1">
            <text:p>1</text:p>
          </table:table-cell>
          <table:table-cell table:style-name="ce27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et-1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8" office:value-type="string">
            <text:p>*</text:p>
          </table:table-cell>
          <table:table-cell table:style-name="ce14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;[.M4])" office:value-type="float" office:value="1">
            <text:p>1</text:p>
          </table:table-cell>
          <table:table-cell table:style-name="ce27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flamenco-like</text:p>
          </table:table-cell>
          <table:table-cell table:style-name="ce7"/>
          <table:table-cell table:style-name="ce12"/>
          <table:table-cell table:style-name="ce11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;[.M5])" office:value-type="float" office:value="13">
            <text:p>13</text:p>
          </table:table-cell>
          <table:table-cell table:style-name="ce27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harmonics-down</text:p>
          </table:table-cell>
          <table:table-cell table:style-name="ce7"/>
          <table:table-cell table:style-name="ce9"/>
          <table:table-cell table:style-name="ce13" table:number-columns-repeated="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;[.M6])" office:value-type="float" office:value="21">
            <text:p>21</text:p>
          </table:table-cell>
          <table:table-cell table:style-name="ce27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tune=DADGAD</text:p>
          </table:table-cell>
          <table:table-cell table:style-name="ce7"/>
          <table:table-cell table:style-name="ce12"/>
          <table:table-cell table:style-name="ce11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;[.M7])" office:value-type="float" office:value="1">
            <text:p>1</text:p>
          </table:table-cell>
          <table:table-cell table:style-name="ce27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harmonics</text:p>
          </table:table-cell>
          <table:table-cell table:style-name="ce8" office:value-type="string">
            <text:p>several locations</text:p>
          </table:table-cell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;[.M8])" office:value-type="float" office:value="83">
            <text:p>83</text:p>
          </table:table-cell>
          <table:table-cell table:style-name="ce27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et-6</text:p>
          </table:table-cell>
          <table:table-cell table:style-name="ce6" office:value-type="string">
            <text:p>flamenco</text:p>
          </table:table-cell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;[.M9])" office:value-type="float" office:value="1">
            <text:p>1</text:p>
          </table:table-cell>
          <table:table-cell table:style-name="ce27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f-59</text:p>
          </table:table-cell>
          <table:table-cell table:style-name="ce6"/>
          <table:table-cell table:style-name="ce8"/>
          <table:table-cell table:style-name="ce9"/>
          <table:table-cell table:style-name="ce13"/>
          <table:table-cell table:style-name="ce2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;[.M10])" office:value-type="float" office:value="3">
            <text:p>3</text:p>
          </table:table-cell>
          <table:table-cell table:style-name="ce27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f-61</text:p>
          </table:table-cell>
          <table:table-cell table:style-name="ce6"/>
          <table:table-cell table:style-name="ce8"/>
          <table:table-cell table:style-name="ce9"/>
          <table:table-cell table:style-name="ce13"/>
          <table:table-cell table:style-name="ce2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;[.M11])" office:value-type="float" office:value="32">
            <text:p>32</text:p>
          </table:table-cell>
          <table:table-cell table:style-name="ce27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f-66</text:p>
          </table:table-cell>
          <table:table-cell table:style-name="ce7"/>
          <table:table-cell table:style-name="ce9"/>
          <table:table-cell table:style-name="ce13"/>
          <table:table-cell table:style-name="ce5"/>
          <table:table-cell table:style-name="ce11" table:number-columns-repeated="2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;[.M12])" office:value-type="float" office:value="0">
            <text:p>0</text:p>
          </table:table-cell>
          <table:table-cell table:style-name="ce27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f-75</text:p>
          </table:table-cell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;[.M13])" office:value-type="float" office:value="3">
            <text:p>3</text:p>
          </table:table-cell>
          <table:table-cell table:style-name="ce27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f-77</text:p>
          </table:table-cell>
          <table:table-cell table:style-name="ce6" office:value-type="string">
            <text:p>stomp</text:p>
          </table:table-cell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;[.M14])" office:value-type="float" office:value="1">
            <text:p>1</text:p>
          </table:table-cell>
          <table:table-cell table:style-name="ce27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f-78</text:p>
          </table:table-cell>
          <table:table-cell table:style-name="ce6"/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;[.M15])" office:value-type="float" office:value="17">
            <text:p>17</text:p>
          </table:table-cell>
          <table:table-cell table:style-name="ce27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f-79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;[.M16])" office:value-type="float" office:value="1">
            <text:p>1</text:p>
          </table:table-cell>
          <table:table-cell table:style-name="ce27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f-80</text:p>
          </table:table-cell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;[.M17])" office:value-type="float" office:value="7">
            <text:p>7</text:p>
          </table:table-cell>
          <table:table-cell table:style-name="ce27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5" office:value-type="string">
            <text:p>f-82</text:p>
          </table:table-cell>
          <table:table-cell table:style-name="ce6" office:value-type="string">
            <text:p>arpeggio</text:p>
          </table:table-cell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5" office:value-type="string">
            <text:p>f-83</text:p>
          </table:table-cell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5" office:value-type="string">
            <text:p>rs-27</text:p>
          </table:table-cell>
          <table:table-cell table:style-name="ce6"/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string">
            <text:p>s-1</text:p>
          </table:table-cell>
          <table:table-cell table:style-name="ce6"/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s-4</text:p>
          </table:table-cell>
          <table:table-cell table:style-name="ce6"/>
          <table:table-cell table:style-name="ce10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5"/>
          <table:table-cell table:style-name="ce6"/>
          <table:table-cell table:style-name="ce11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3"/>
          <table:table-cell table:style-name="ce5"/>
          <table:table-cell table:style-name="ce1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3"/>
          <table:table-cell table:style-name="ce5"/>
          <table:table-cell table:style-name="ce11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17" table:formula="of:=NOW()" office:value-type="date" office:date-value="2019-10-21T12:13:30.91">
            <text:p>2019/10/21 12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14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4)">
            <text:p>sn(324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Default"/>
          <table:table-cell table:style-name="ce54"/>
          <table:table-cell table:style-name="ce55" table:formula="of:=CONCATENATE(&quot;sn(&quot;;MAX([.L2:.L17]);&quot;)&quot;)" office:value-type="string" office:string-value="sn(16)">
            <text:p>sn(16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-notes,5-degree</text:p>
          </table:table-cell>
          <table:table-cell table:style-name="ce37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6-0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Default"/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-chord,coda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6-01_000.jpg</text:p>
          </table:table-cell>
          <table:table-cell table:style-name="ce29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Default"/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ar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arpeggi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10:52">
            <text:p>2019/8/8 8:10</text:p>
          </table:table-cell>
          <table:table-cell table:style-name="ce54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0" office:value-type="float" office:value="67">
            <text:p>6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ar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emp=3-4,k.E,R=2,pitch=1-8-7m-10m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arpeggi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;[.M5])" office:value-type="float" office:value="13">
            <text:p>13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0" office:value-type="float" office:value="269">
            <text:p>269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arpeggio-pattern</text:p>
          </table:table-cell>
          <table:table-cell table:style-name="ce39" office:value-type="string">
            <text:p>rev</text:p>
          </table:table-cell>
          <table:table-cell table:style-name="ce42" office:value-type="string">
            <text:p>,rev,p.1,1;2(1)(2)</text:p>
          </table:table-cell>
          <table:table-cell table:style-name="ce30"/>
          <table:table-cell table:style-name="ce33" office:value-type="string">
            <text:p>arpeggio-pattern</text:p>
          </table:table-cell>
          <table:table-cell table:style-name="ce33"/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;[.M6])" office:value-type="float" office:value="21">
            <text:p>21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0" office:value-type="float" office:value="138">
            <text:p>138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ba-1</text:p>
          </table:table-cell>
          <table:table-cell table:style-name="ce35"/>
          <table:table-cell table:style-name="ce39" office:value-type="string">
            <text:p>part=accompany,based-on=te-9,type=blues-like,R=7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backing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;[.M7])" office:value-type="float" office:value="1">
            <text:p>1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0" office:value-type="float" office:value="63">
            <text:p>6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backing+staccato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6,k.F,using-chords=F,C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backing_staccat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;[.M8])" office:value-type="float" office:value="83">
            <text:p>83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0" office:value-type="float" office:value="104">
            <text:p>10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B,cp=II♭-III♭-I,k.B,e.g.=C-D-B,R=5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;[.M9])" office:value-type="float" office:value="1">
            <text:p>1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0" office:value-type="float" office:value="111">
            <text:p>11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10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;[.M10])" office:value-type="float" office:value="3">
            <text:p>3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0" office:value-type="float" office:value="101">
            <text:p>10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,R=1,k.B,k.C#</text:p>
          </table:table-cell>
          <table:table-cell table:style-name="ce42" office:value-type="string">
            <text:p>2019-09-08_18-47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9T10:16:27.44">
            <text:p>2019/9/9 10:1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;[.M11])" office:value-type="float" office:value="32">
            <text:p>32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0" office:value-type="float" office:value="196">
            <text:p>19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;[.M12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0" office:value-type="float" office:value="197">
            <text:p>19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4">
            <text:p>14</text:p>
          </table:table-cell>
          <table:table-cell table:style-name="ce59" office:value-type="string">
            <text:p>song</text:p>
          </table:table-cell>
          <table:table-cell table:style-name="ce61" table:formula="of:=COUNTIF(range_genre;[.M13])" office:value-type="float" office:value="3">
            <text:p>3</text:p>
          </table:table-cell>
          <table:table-cell table:style-name="ce40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0" office:value-type="float" office:value="198">
            <text:p>19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;[.M14])" office:value-type="float" office:value="1">
            <text:p>1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0" office:value-type="float" office:value="204">
            <text:p>20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+,k.F#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;[.M15])" office:value-type="float" office:value="17">
            <text:p>17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0" office:value-type="float" office:value="126">
            <text:p>12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.p.-11</text:p>
          </table:table-cell>
          <table:table-cell table:style-name="ce35"/>
          <table:table-cell table:style-name="ce39" office:value-type="string">
            <text:p>k.Em,cp=6m-7m-1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5">
            <text:p>15</text:p>
          </table:table-cell>
          <table:table-cell table:style-name="ce59" office:value-type="string">
            <text:p>memo</text:p>
          </table:table-cell>
          <table:table-cell table:style-name="ce61" table:formula="of:=COUNTIF(range_genre;[.M16])" office:value-type="float" office:value="1">
            <text:p>1</text:p>
          </table:table-cell>
          <table:table-cell table:style-name="ce40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0" office:value-type="float" office:value="154">
            <text:p>15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2</text:p>
          </table:table-cell>
          <table:table-cell table:style-name="ce35"/>
          <table:table-cell table:style-name="ce39" office:value-type="string">
            <text:p>,k.A,type=pop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c.p.</text:p>
          </table:table-cell>
          <table:table-cell table:style-name="ce42" office:value-type="string">
            <text:p>R=2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6">
            <text:p>16</text:p>
          </table:table-cell>
          <table:table-cell table:style-name="ce59" office:value-type="string">
            <text:p>etude</text:p>
          </table:table-cell>
          <table:table-cell table:style-name="ce61" table:formula="of:=COUNTIF(range_genre;[.M17])" office:value-type="float" office:value="7">
            <text:p>7</text:p>
          </table:table-cell>
          <table:table-cell table:style-name="ce40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30" office:value-type="float" office:value="188">
            <text:p>18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3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6">
            <text:p>186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c.p.-13</text:p>
          </table:table-cell>
          <table:table-cell table:style-name="ce35"/>
          <table:table-cell table:style-name="ce43" office:value-type="string">
            <text:p>,email=1,cp=I-Ⅵm7-Ⅱm7-V7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9">
            <text:p>9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cp=C6-Bf6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7">
            <text:p>5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6+2-G6+2,R=1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8">
            <text:p>16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3">
            <text:p>13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3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4">
            <text:p>14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3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4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2">
            <text:p>5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G?,R=2,cp=IV-I(?)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5">
            <text:p>13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4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code=0821-R.1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5">
            <text:p>14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.p.-4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6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3">
            <text:p>7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or=coda,k.E,progression=L6m-L7m-1(cp);k.C,R=3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0">
            <text:p>9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.p.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=email-1,R=1,k.C,cp=I-V-VIm-Ⅲm~Ⅳ-I-Ⅳ-V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1">
            <text:p>9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style=backing,R=2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,ad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2">
            <text:p>10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.p.-7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9">
            <text:p>21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7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6">
            <text:p>9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.p.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=email-1,cp=Ⅳ-V-Ⅲm-Ⅵm~Ⅳ-V-I,R=7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4">
            <text:p>104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c.p.-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6">
            <text:p>106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c.p.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email-3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5">
            <text:p>5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ch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5">
            <text:p>4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4:4-3:0-2:0,k.Eon5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2">
            <text:p>42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ch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Am7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5,k.C?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6">
            <text:p>5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hord=F6+2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3">
            <text:p>5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pitch=L5-1-5:1-4-8,k.A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9">
            <text:p>5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k.C#.k.E▽(-5)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4">
            <text:p>8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Xm7,k.G,R=4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7">
            <text:p>9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6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k.G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1">
            <text:p>17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h-1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8-2,k.F#,cp=4-5-1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2">
            <text:p>16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18</text:p>
          </table:table-cell>
          <table:table-cell table:style-name="ce35"/>
          <table:table-cell table:style-name="ce39" office:value-type="string">
            <text:p>,k.Bm7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8">
            <text:p>17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9</text:p>
          </table:table-cell>
          <table:table-cell table:style-name="ce35"/>
          <table:table-cell table:style-name="ce39" office:value-type="string">
            <text:p>,k.A,note=1-3-4-5,k.D 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chord</text:p>
          </table:table-cell>
          <table:table-cell table:style-name="ce33"/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1,k.Dm9▽,R=2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0">
            <text:p>18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20</text:p>
          </table:table-cell>
          <table:table-cell table:style-name="ce35"/>
          <table:table-cell table:style-name="ce39" office:value-type="string">
            <text:p>,note=1-3-5m-5 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chord</text:p>
          </table:table-cell>
          <table:table-cell table:style-name="ce33"/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7">
            <text:p>18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20</text:p>
          </table:table-cell>
          <table:table-cell table:style-name="ce35"/>
          <table:table-cell table:style-name="ce43" office:value-type="string">
            <text:p>rev,prev-3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6">
            <text:p>20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21</text:p>
          </table:table-cell>
          <table:table-cell table:style-name="ce35"/>
          <table:table-cell table:style-name="ce39"/>
          <table:table-cell table:style-name="ce42" office:value-type="string">
            <text:p>2019-09-27_17-49-06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D▽(-5)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4,R=5,k.B6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12">
            <text:p>1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△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1,k.D△+12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7T11:48:53.83">
            <text:p>2019/8/17 11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8">
            <text:p>3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ontinue=ch-5,k.C△+10,R=5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2">
            <text:p>4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note=B-Ef-E,k.Ef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3:4-2:0-1:0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p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Ⅲm-Ⅱm-I,R=5,k.Bf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1">
            <text:p>28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et-1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tapping-LH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7">
            <text:p>287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2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stroking,e.m.=p.1;patt-1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8">
            <text:p>288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harmonics-down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5">
            <text:p>295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for=harmonics-down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1">
            <text:p>30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for=harmonics-down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64];2)" office:value-type="string" office:string-value="re">
            <text:p>r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6">
            <text:p>30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ips+,em=3;p.1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0">
            <text:p>290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et-4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k.F#,for=DADGAD+tapping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5">
            <text:p>305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harmonics-several-locations,em=p.1;1,patt-1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6">
            <text:p>31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,patt-3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7">
            <text:p>317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,patt-3(2)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5">
            <text:p>31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2p;1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22">
            <text:p>32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-several-locations,em=p.1;3;w-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9">
            <text:p>31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flamenco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4">
            <text:p>31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0">
            <text:p>31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arpeggio(see=f-82)</text:p>
          </table:table-cell>
          <table:table-cell table:style-name="ce39" office:value-type="string">
            <text:p>2019-10-20_18-12-55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1">
            <text:p>31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,for=arpeggio(see=f-82),em=p.1;1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">
            <text:p>1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7-30_13-50-42_000.jpg</text:p>
          </table:table-cell>
          <table:table-cell table:style-name="ce29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9:47">
            <text:p>2019/8/8 8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5">
            <text:p>8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1 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">
            <text:p>2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10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6T08:44:18.8">
            <text:p>2019/8/16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7">
            <text:p>37</text:p>
          </table:table-cell>
          <table:table-cell table:style-name="ce30" office:value-type="float" office:value="2">
            <text:p>2</text:p>
          </table:table-cell>
          <table:table-cell table:style-name="ce36" office:value-type="string">
            <text:p>f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A,chord=I:Ⅳ,R=3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4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9">
            <text:p>3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ch-7,R=4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1">
            <text:p>7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k.C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">
            <text:p>1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with-rythm,R=6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6">
            <text:p>4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i.f.=ch-10,R=3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8">
            <text:p>48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1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fur-1,R=5 / FUR+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8">
            <text:p>3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2,k.E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9">
            <text:p>149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1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818-2(4)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0">
            <text:p>150</text:p>
          </table:table-cell>
          <table:table-cell table:style-name="ce30" office:value-type="float" office:value="11">
            <text:p>11</text:p>
          </table:table-cell>
          <table:table-cell table:style-name="ce34" office:value-type="string">
            <text:p>f-18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8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1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5,R=4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">
            <text:p>22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7">
            <text:p>147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801-2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3">
            <text:p>113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rev,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7">
            <text:p>8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sec-B</text:p>
          </table:table-cell>
          <table:table-cell table:style-name="ce39" office:value-type="string">
            <text:p>R=6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sec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6">
            <text:p>8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 / sec-A,R=5,k.C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4">
            <text:p>114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1">
            <text:p>41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6,R=5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3">
            <text:p>43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chord=I,IV,V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4">
            <text:p>44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2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5,k.C6,R=7 / FUR+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9">
            <text:p>4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8">
            <text:p>5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F,based-on=c.p.-3,using-chords=F,G,R=2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0">
            <text:p>6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m#,i.f.=ch-13,R=4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2">
            <text:p>6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,R=5,using-chords=C,G,pitch=L7-1-3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4">
            <text:p>64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slide-long,k.E,R=7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4">
            <text:p>7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pitch=9m-8-7m,k.A7,R=1 </text:p>
          </table:table-cell>
          <table:table-cell table:style-name="ce42" office:value-type="string">
            <text:p>2019-08-29_18-37-36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30T14:57:52.71">
            <text:p>2019/8/30 14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8">
            <text:p>6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1, R=2, R=3 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,2,3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2">
            <text:p>10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R=3,k.Am7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8">
            <text:p>148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v-2,file=0827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float" office:value="7">
            <text:p>7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3">
            <text:p>10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3</text:p>
          </table:table-cell>
          <table:table-cell table:style-name="ce39" office:value-type="string">
            <text:p>R=4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0">
            <text:p>10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,R=1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2">
            <text:p>7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2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R=1,R=2 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9">
            <text:p>9</text:p>
          </table:table-cell>
          <table:table-cell table:style-name="ce33" office:value-type="float" office:value="5">
            <text:p>5</text:p>
          </table:table-cell>
          <table:table-cell table:style-name="ce34" office:value-type="string">
            <text:p>f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08T08:12:43">
            <text:p>2019/8/8 8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8">
            <text:p>118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3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N+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8">
            <text:p>7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31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score=harmonica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6">
            <text:p>7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nst=g+h,R=1,k.C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7">
            <text:p>7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伴奏のみ,R=2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9">
            <text:p>7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fill-in,at=msr.4,R=3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1">
            <text:p>8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31</text:p>
          </table:table-cell>
          <table:table-cell table:style-name="ce35" office:value-type="string">
            <text:p>song-2</text:p>
          </table:table-cell>
          <table:table-cell table:style-name="ce39" office:value-type="string">
            <text:p>R=1,k.C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song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3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k.D,inst=g+h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9">
            <text:p>89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3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8,k.A/E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2">
            <text:p>8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3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R=2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8">
            <text:p>88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3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B,cap.2,R=7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2">
            <text:p>9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3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ns=g+h,R=3,cp=c.p.-7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3">
            <text:p>103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36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+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3">
            <text:p>9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(copy),src=canon(pachelbell),k.C,R=4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4">
            <text:p>9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37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=6,tab-diagram+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5">
            <text:p>9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3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blues-like,k.Em,R=5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0">
            <text:p>10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blues-like,ins=g+h,k.G,R=3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10">
            <text:p>10</text:p>
          </table:table-cell>
          <table:table-cell table:style-name="ce33" office:value-type="float" office:value="7">
            <text:p>7</text:p>
          </table:table-cell>
          <table:table-cell table:style-name="ce34" office:value-type="string">
            <text:p>f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08T08:13:37">
            <text:p>2019/8/8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1">
            <text:p>10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cp=c.p.-7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7">
            <text:p>10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1</text:p>
          </table:table-cell>
          <table:table-cell table:style-name="ce38" office:value-type="string">
            <text:p>-</text:p>
          </table:table-cell>
          <table:table-cell table:style-name="ce44" office:value-type="string">
            <text:p>i.f.=te-5,R=2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8">
            <text:p>10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4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sec=A,R=1,sec=B,R=2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,2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0">
            <text:p>11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p=C△-D△+10,R=4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5,cp=c.p.-10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5">
            <text:p>155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09-2 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3">
            <text:p>16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id=s-1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3,4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6">
            <text:p>156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3" office:value-type="string">
            <text:p>v-1</text:p>
          </table:table-cell>
          <table:table-cell table:style-name="ce39" office:value-type="string">
            <text:p>v-1,k.C#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3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6">
            <text:p>11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k.C 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7">
            <text:p>117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var-2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5">
            <text:p>115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5"/>
          <table:table-cell table:style-name="ce39" office:value-type="string">
            <text:p>i.f.=f-4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4">
            <text:p>12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6</text:p>
          </table:table-cell>
          <table:table-cell table:style-name="ce35"/>
          <table:table-cell table:style-name="ce39" office:value-type="string">
            <text:p>i.f.=f-5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4">
            <text:p>13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7</text:p>
          </table:table-cell>
          <table:table-cell table:style-name="ce35"/>
          <table:table-cell table:style-name="ce39" office:value-type="string">
            <text:p>i.f.=c.p.-3,code=0819-R.4,R=1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7">
            <text:p>137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48</text:p>
          </table:table-cell>
          <table:table-cell table:style-name="ce35" office:value-type="string">
            <text:p>(1)</text:p>
          </table:table-cell>
          <table:table-cell table:style-name="ce39" office:value-type="string">
            <text:p>(2),R=3 / (3),R=4 / (4),R=5 / (5),R=6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,4,5,6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6">
            <text:p>13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48</text:p>
          </table:table-cell>
          <table:table-cell table:style-name="ce35"/>
          <table:table-cell table:style-name="ce39" office:value-type="string">
            <text:p>c.p.-4,part=melody,code=0821-R.1,(1),R=2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9">
            <text:p>139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49</text:p>
          </table:table-cell>
          <table:table-cell table:style-name="ce35"/>
          <table:table-cell table:style-name="ce39" office:value-type="string">
            <text:p>back=ba-1,k.E,R=8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">
            <text:p>15</text:p>
          </table:table-cell>
          <table:table-cell table:style-name="ce33" office:value-type="string">
            <text:p>1,3</text:p>
          </table:table-cell>
          <table:table-cell table:style-name="ce34" office:value-type="string">
            <text:p>f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frase</text:p>
          </table:table-cell>
          <table:table-cell table:style-name="ce51" office:value-type="string">
            <text:p>1,3</text:p>
          </table:table-cell>
          <table:table-cell table:style-name="ce52" office:value-type="date" office:date-value="2019-08-10T10:13:56">
            <text:p>2019/8/10 10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3">
            <text:p>12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R.4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1">
            <text:p>14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0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,k.A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2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0">
            <text:p>14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50</text:p>
          </table:table-cell>
          <table:table-cell table:style-name="ce35"/>
          <table:table-cell table:style-name="ce39" office:value-type="string">
            <text:p>,k.G,cp=G-C-D,type=arpeggio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1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4">
            <text:p>174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6-3,memo+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5">
            <text:p>175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(2),v-2,pitch=1-3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(3),v-3,pitch=1-5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7">
            <text:p>177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=5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3">
            <text:p>14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1</text:p>
          </table:table-cell>
          <table:table-cell table:style-name="ce35"/>
          <table:table-cell table:style-name="ce39" office:value-type="string">
            <text:p>,b.o.=te-9,inst=g+h,cp=G-C-D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3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6">
            <text:p>14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2</text:p>
          </table:table-cell>
          <table:table-cell table:style-name="ce35"/>
          <table:table-cell table:style-name="ce39" office:value-type="string">
            <text:p>,b.o.=c.p.-4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5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1">
            <text:p>151</text:p>
          </table:table-cell>
          <table:table-cell table:style-name="ce30" office:value-type="float" office:value="12">
            <text:p>12</text:p>
          </table:table-cell>
          <table:table-cell table:style-name="ce34" office:value-type="string">
            <text:p>f-53</text:p>
          </table:table-cell>
          <table:table-cell table:style-name="ce35"/>
          <table:table-cell table:style-name="ce39" office:value-type="string">
            <text:p>,k.E,theme=str-1,6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9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8">
            <text:p>158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4</text:p>
          </table:table-cell>
          <table:table-cell table:style-name="ce33" office:value-type="string">
            <text:p>v-1</text:p>
          </table:table-cell>
          <table:table-cell table:style-name="ce39"/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5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7">
            <text:p>157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4</text:p>
          </table:table-cell>
          <table:table-cell table:style-name="ce35"/>
          <table:table-cell table:style-name="ce39" office:value-type="string">
            <text:p>,ins=g+h,b.o.=f-45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frase</text:p>
          </table:table-cell>
          <table:table-cell table:style-name="ce42" office:value-type="string">
            <text:p>R=4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9">
            <text:p>16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5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cp=c.p.-3,k.F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0">
            <text:p>17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5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2">
            <text:p>17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6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k.F#,cp=4-5-1,i.f.=ch-18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3">
            <text:p>17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56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=4 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4">
            <text:p>184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7</text:p>
          </table:table-cell>
          <table:table-cell table:style-name="ce35"/>
          <table:table-cell table:style-name="ce43" office:value-type="string">
            <text:p>,type=beat-rock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9">
            <text:p>18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58</text:p>
          </table:table-cell>
          <table:table-cell table:style-name="ce35"/>
          <table:table-cell table:style-name="ce43" office:value-type="string">
            <text:p>,ins=g+h,cp=c.p.-13(I-Ⅳ-Ⅱm7-Ⅴ7),memo=melodies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0">
            <text:p>20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8</text:p>
          </table:table-cell>
          <table:table-cell table:style-name="ce35"/>
          <table:table-cell table:style-name="ce39" office:value-type="string">
            <text:p>,inst=h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8">
            <text:p>21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play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3">
            <text:p>23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R=3 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9">
            <text:p>22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sec</text:p>
          </table:table-cell>
          <table:table-cell table:style-name="ce39" office:value-type="string">
            <text:p>section=opening,memo-eigen+:section-1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4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0">
            <text:p>23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sec</text:p>
          </table:table-cell>
          <table:table-cell table:style-name="ce39" office:value-type="string">
            <text:p>section=patt-2.静か memo-eigen+:section-2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5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2">
            <text:p>21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/>
          <table:table-cell table:style-name="ce42" office:value-type="string">
            <text:p>2019-09-29_17-52-28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5">
            <text:p>21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theme=new-position,memo+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1">
            <text:p>22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cap.2</text:p>
          </table:table-cell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2">
            <text:p>22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42" office:value-type="string">
            <text:p>rev,var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9">
            <text:p>20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/>
          <table:table-cell table:style-name="ce42" office:value-type="string">
            <text:p>,capo.5,cp=Ⅳ-Ⅲ-1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5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f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2T08:46:42">
            <text:p>2019/8/12 8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19">
            <text:p>11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0">
            <text:p>21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0</text:p>
          </table:table-cell>
          <table:table-cell table:style-name="ce35"/>
          <table:table-cell table:style-name="ce43" office:value-type="string">
            <text:p>,k.C,cp=I△-Ⅱ6</text:p>
          </table:table-cell>
          <table:table-cell table:style-name="ce42" office:value-type="string">
            <text:p>2019-09-28_18-34-50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9T09:36:21.85">
            <text:p>2019/9/29 9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3">
            <text:p>21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60</text:p>
          </table:table-cell>
          <table:table-cell table:style-name="ce35"/>
          <table:table-cell table:style-name="ce39" office:value-type="string">
            <text:p>,ins=h+g,th=basic,memo+</text:p>
          </table:table-cell>
          <table:table-cell table:style-name="ce42" office:value-type="string">
            <text:p>2019-09-29_17-52-28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0">
            <text:p>25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6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-eigen=patt-1,t.80,patt-4,patt-5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5">
            <text:p>22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1</text:p>
          </table:table-cell>
          <table:table-cell table:style-name="ce35"/>
          <table:table-cell table:style-name="ce39" office:value-type="string">
            <text:p>,theme=as-you-wish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1">
            <text:p>23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1</text:p>
          </table:table-cell>
          <table:table-cell table:style-name="ce35"/>
          <table:table-cell table:style-name="ce39" office:value-type="string">
            <text:p>rev,memo-eigen+:p.1_sec-1;sec-2;sec-3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9">
            <text:p>23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tune=d.D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0">
            <text:p>24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type=tap-guitar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3">
            <text:p>24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k.A,chords=A;D;E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4">
            <text:p>24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6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2">
            <text:p>25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66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file=g-1007-6,e.m.=patt-4;patt-5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5">
            <text:p>245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67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6">
            <text:p>246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68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7">
            <text:p>247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69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9">
            <text:p>9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">
            <text:p>19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7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">
            <text:p>1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8">
            <text:p>248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70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,theme=harmonics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0">
            <text:p>10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8">
            <text:p>238</text:p>
          </table:table-cell>
          <table:table-cell table:style-name="ce30" office:value-type="string">
            <text:p>?</text:p>
          </table:table-cell>
          <table:table-cell table:style-name="ce30" office:value-type="string">
            <text:p>f-71</text:p>
          </table:table-cell>
          <table:table-cell table:style-name="ce35" office:value-type="string">
            <text:p>n</text:p>
          </table:table-cell>
          <table:table-cell table:style-name="ce42" office:value-type="string">
            <text:p>,k.D,tune=d.D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6">
            <text:p>236</text:p>
          </table:table-cell>
          <table:table-cell table:style-name="ce30" office:value-type="string">
            <text:p>*</text:p>
          </table:table-cell>
          <table:table-cell table:style-name="ce34" office:value-type="string">
            <text:p>f-72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:VIDEO / @自宅 / メモ / guitar,gt / 演奏 / g-1007-* / f-72.n</text:p>
          </table:table-cell>
          <table:table-cell table:style-name="ce42" office:value-type="string">
            <text:p>2019-10-07_21-47-17_000.mov</text:p>
          </table:table-cell>
          <table:table-cell table:style-name="ce30" office:value-type="string">
            <text:p>frase</text:p>
          </table:table-cell>
          <table:table-cell table:style-name="ce33"/>
          <table:table-cell table:style-name="ce52" office:value-type="date" office:date-value="2019-10-08T10:54:30.46">
            <text:p>2019/10/8 10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9">
            <text:p>24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3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tu=d.D,patt-1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frase</text:p>
          </table:table-cell>
          <table:table-cell table:style-name="ce33"/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4">
            <text:p>25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7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tu=kaki-1(After...Sidewalk)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6">
            <text:p>25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KAKI-1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1 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9">
            <text:p>25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-&gt;review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4">
            <text:p>26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e.m.=patt-2(p.2) 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7">
            <text:p>25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KAKI-1,char=harmonics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2 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8">
            <text:p>25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faragmented...-technique,tune=KAKI-1,char=stomp-right-hand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3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9">
            <text:p>29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rev,theme=stomp,patt-4,em=p.2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02];2)" office:value-type="string" office:string-value="pa">
            <text:p>pa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1">
            <text:p>26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ing-RH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theme=stomp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3">
            <text:p>273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f-77</text:p>
          </table:table-cell>
          <table:table-cell table:style-name="ce39" office:value-type="string">
            <text:p>rev</text:p>
          </table:table-cell>
          <table:table-cell table:style-name="ce39" office:value-type="string">
            <text:p>rev,theme=stomp,e.m.=patt-1</text:p>
          </table:table-cell>
          <table:table-cell table:style-name="ce30"/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9">
            <text:p>27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5">
            <text:p>28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 </text:p>
          </table:table-cell>
          <table:table-cell table:style-name="ce39" office:value-type="string">
            <text:p>2019-10-14_15-45-4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4">
            <text:p>29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file=g-1013-4,em=p.1;3;patt-3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4">
            <text:p>304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patt-1,patt-2,patt-3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20">
            <text:p>32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em=p.2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0">
            <text:p>26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8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une=KAKI-1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3">
            <text:p>26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tapping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7">
            <text:p>267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theme=tapping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2">
            <text:p>272</text:p>
          </table:table-cell>
          <table:table-cell table:style-name="ce34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9" office:value-type="string">
            <text:p>rev</text:p>
          </table:table-cell>
          <table:table-cell table:style-name="ce39" office:value-type="string">
            <text:p>rev,theme=tapping,e.m.+</text:p>
          </table:table-cell>
          <table:table-cell table:style-name="ce30"/>
          <table:table-cell table:style-name="ce33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0">
            <text:p>28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R~,theme=tapping 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6">
            <text:p>28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patt-3</text:p>
          </table:table-cell>
          <table:table-cell table:style-name="ce39" office:value-type="string">
            <text:p>2019-10-14_15-45-41_000.jpg</text:p>
          </table:table-cell>
          <table:table-cell table:style-name="ce33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3">
            <text:p>29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patt-2(em=p.1;2) 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0">
            <text:p>30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18];2)" office:value-type="string" office:string-value="re">
            <text:p>r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7">
            <text:p>307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,topic=excercise-RH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21">
            <text:p>32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,em=et-1;p.2;2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1">
            <text:p>271</text:p>
          </table:table-cell>
          <table:table-cell table:style-name="ce34" office:value-type="float" office:value="3">
            <text:p>3</text:p>
          </table:table-cell>
          <table:table-cell table:style-name="ce35" office:value-type="string">
            <text:p>f-80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etude=arpeggio,e.m.+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5">
            <text:p>275</text:p>
          </table:table-cell>
          <table:table-cell table:style-name="ce34" office:value-type="float" office:value="7">
            <text:p>7</text:p>
          </table:table-cell>
          <table:table-cell table:style-name="ce35" office:value-type="string">
            <text:p>f-81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rev,theme=harmonics,e.m.+,based-on=rs-27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0">
            <text:p>270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9" office:value-type="string">
            <text:p>n</text:p>
          </table:table-cell>
          <table:table-cell table:style-name="ce42" office:value-type="string">
            <text:p>,based-on=chord-table;KAKI-1;p.1;s.2.n,R=1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7">
            <text:p>29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3,em=p.3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4];2)" office:value-type="string" office:string-value="pa">
            <text:p>pa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8">
            <text:p>29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,patt-4,em=p.3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5];2)" office:value-type="string" office:string-value="pa">
            <text:p>pa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2">
            <text:p>31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3">
            <text:p>31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6">
            <text:p>27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1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7">
            <text:p>27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8">
            <text:p>27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3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4">
            <text:p>28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39" office:value-type="string">
            <text:p>2019-10-14_15-45-41_000.jpg</text:p>
          </table:table-cell>
          <table:table-cell table:number-columns-repeated="2"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2">
            <text:p>29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p.2;2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3">
            <text:p>303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p.1;1,patt-1,patt-2,em=p.2;2,patt-3,patt-4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8">
            <text:p>31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2">
            <text:p>28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memo=chord-table;tune=KAKI-1;p.1;3,score+,k.A9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6">
            <text:p>296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83</text:p>
          </table:table-cell>
          <table:table-cell table:number-columns-repeated="2" table:style-name="ce35" office:value-type="string">
            <text:p>rev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23">
            <text:p>323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k.A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24">
            <text:p>324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k.A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21T12:02:48.639999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3,R=4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3,4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1">
            <text:p>6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p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er=ch-13,k.C#m,pitch=L5-1-3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inger positions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4">
            <text:p>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m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harmony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0T10:13:56">
            <text:p>2019/8/10 10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7">
            <text:p>7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m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note=B-D-A:1-3-7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harmony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4T09:42:05.01">
            <text:p>2019/8/14 9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3">
            <text:p>15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hm-3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,k.C,memo+,b.o.=hm-3 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2">
            <text:p>15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hm-3</text:p>
          </table:table-cell>
          <table:table-cell table:style-name="ce35"/>
          <table:table-cell table:style-name="ce39" office:value-type="string">
            <text:p>,note=D4-F#-G-D5,k.D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harmony</text:p>
          </table:table-cell>
          <table:table-cell table:style-name="ce42" office:value-type="string">
            <text:p>R=1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29" office:value-type="float" office:value="8">
            <text:p>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n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4,k.G#,str-1:2:3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harmonics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6">
            <text:p>22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m-2</text:p>
          </table:table-cell>
          <table:table-cell table:style-name="ce35" office:value-type="string">
            <text:p>prac</text:p>
          </table:table-cell>
          <table:table-cell table:style-name="ce39" office:value-type="string">
            <text:p>practice 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3">
            <text:p>22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m-2</text:p>
          </table:table-cell>
          <table:table-cell table:style-name="ce35"/>
          <table:table-cell table:style-name="ce42" office:value-type="string">
            <text:p>,theme=コード進行、EmからFへ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memo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style-name="ce30" office:value-type="float" office:value="23">
            <text:p>23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ps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positioning</text:p>
          </table:table-cell>
          <table:table-cell table:style-name="ce51" office:value-type="float" office:value="2">
            <text:p>2</text:p>
          </table:table-cell>
          <table:table-cell table:style-name="ce52" office:value-type="date" office:date-value="2019-08-10T10:09:40">
            <text:p>2019/8/10 10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style-name="ce30" office:value-type="float" office:value="24">
            <text:p>2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ps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positioning</text:p>
          </table:table-cell>
          <table:table-cell table:style-name="ce51" office:value-type="float" office:value="3">
            <text:p>3</text:p>
          </table:table-cell>
          <table:table-cell table:style-name="ce52" office:value-type="date" office:date-value="2019-08-10T10:09:40">
            <text:p>2019/8/10 10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83">
            <text:p>8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es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コードと、一音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5">
            <text:p>105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res-1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つなぎの音,based-on=sec-8(c.p.-8)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">
            <text:p>26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rs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2T08:57:38.01">
            <text:p>2019/8/12 8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rythm,R=2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7">
            <text:p>4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rs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harmony;coda,pitch=1-5-8:1-3-8,k.E,R=4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harmony,prev.fur-1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7">
            <text:p>3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position探し,k.E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9">
            <text:p>6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4</text:p>
          </table:table-cell>
          <table:table-cell table:style-name="ce35" office:value-type="float" office:value="2">
            <text:p>2</text:p>
          </table:table-cell>
          <table:table-cell table:style-name="ce39" office:value-type="string">
            <text:p>k.E 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research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5">
            <text:p>6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1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finger-positions,k.E 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0">
            <text:p>7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1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0">
            <text:p>12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8</text:p>
          </table:table-cell>
          <table:table-cell table:style-name="ce35" office:value-type="string">
            <text:p>(1)</text:p>
          </table:table-cell>
          <table:table-cell table:style-name="ce39" office:value-type="string">
            <text:p>based-on=f-6,R=1,(1)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1">
            <text:p>12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8</text:p>
          </table:table-cell>
          <table:table-cell table:style-name="ce35" office:value-type="string">
            <text:p>(2)</text:p>
          </table:table-cell>
          <table:table-cell table:style-name="ce42" office:value-type="string">
            <text:p>k.F,(2)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5">
            <text:p>12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19</text:p>
          </table:table-cell>
          <table:table-cell table:style-name="ce35"/>
          <table:table-cell table:style-name="ce39" office:value-type="string">
            <text:p>ref=f-5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4" office:value-type="string">
            <text:p>rs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2T09:00:07">
            <text:p>2019/8/12 9:0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9">
            <text:p>12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0">
            <text:p>13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R=2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59">
            <text:p>159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2</text:p>
          </table:table-cell>
          <table:table-cell table:style-name="ce33" office:value-type="string">
            <text:p>v-2</text:p>
          </table:table-cell>
          <table:table-cell table:style-name="ce39"/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ev,file=0911-2,k.E,memo+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6">
            <text:p>16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0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theme=chord,use-chord=C,E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7">
            <text:p>16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21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theme=chord,use-chord=E/5,A△,E6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7">
            <text:p>21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2</text:p>
          </table:table-cell>
          <table:table-cell table:style-name="ce35" office:value-type="string">
            <text:p>rev</text:p>
          </table:table-cell>
          <table:table-cell table:style-name="ce42" office:value-type="string">
            <text:p>rev,file=0930-1 </text:p>
          </table:table-cell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1">
            <text:p>21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2</text:p>
          </table:table-cell>
          <table:table-cell table:style-name="ce35"/>
          <table:table-cell table:style-name="ce39" office:value-type="string">
            <text:p>,memo+,cp=8-5-6,k.G</text:p>
          </table:table-cell>
          <table:table-cell table:style-name="ce42" office:value-type="string">
            <text:p>2019-09-29_17-52-28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0">
            <text:p>22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3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6">
            <text:p>21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3</text:p>
          </table:table-cell>
          <table:table-cell table:style-name="ce35"/>
          <table:table-cell table:style-name="ce42" office:value-type="string">
            <text:p>,cp=I7-Ⅱ6,memo+,k.D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7">
            <text:p>23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tune=d.C 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3">
            <text:p>25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rs-25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doc=email-list-1,tune=kaki;DABF#AC# 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5">
            <text:p>25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regarding=e.m.~f-74:p.1:sec.1~sec.4 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2">
            <text:p>26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harmonics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3">
            <text:p>28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2">
            <text:p>30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em=p.1;3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78];2)" office:value-type="string" office:string-value="re">
            <text:p>r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8">
            <text:p>308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em=3;p.1,topic=multi-string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9">
            <text:p>309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new-section+,em=1;p.2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5">
            <text:p>26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28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chord-table,tune=KAKI-1,fret=0-4,eigen-memo,p.1 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66">
            <text:p>26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9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arpeggio,eigen-memo,p.1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">
            <text:p>2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rs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となりあった弦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4T09:42:05.01">
            <text:p>2019/8/14 9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74">
            <text:p>274</text:p>
          </table:table-cell>
          <table:table-cell table:style-name="ce34" office:value-type="float" office:value="6">
            <text:p>6</text:p>
          </table:table-cell>
          <table:table-cell table:style-name="ce35" office:value-type="string">
            <text:p>rs-30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score,k.A</text:p>
          </table:table-cell>
          <table:table-cell table:style-name="ce30"/>
          <table:table-cell table:style-name="ce33" office:value-type="string">
            <text:p>research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89">
            <text:p>289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31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une=DADGAD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1">
            <text:p>291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32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chord,tune=DADGAD,score+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research</text:p>
          </table:table-cell>
          <table:table-cell table:style-name="ce33" office:value-type="string">
            <text:p>5,6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9">
            <text:p>29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rs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ock-like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open-code,str-6:5:4:3,R=1,k.D9▽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5T08:38:41.01">
            <text:p>2019/8/15 8:3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">
            <text:p>2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harmonics,harmnics-flets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2,ch-5のあと、どの音に下がるか？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rs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c.p.=V-IV-I,k.F,R=6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41">
            <text:p>4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3-4:2-0:,k.E,R=1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7">
            <text:p>20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play,var,file=0925-5,memo+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8">
            <text:p>20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play,var,file=0925-5,msr=4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4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9">
            <text:p>19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c</text:p>
          </table:table-cell>
          <table:table-cell table:style-name="ce39" office:value-type="string">
            <text:p>rec,melody=pattern-1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1">
            <text:p>201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c</text:p>
          </table:table-cell>
          <table:table-cell table:style-name="ce39" office:value-type="string">
            <text:p>rec,mel=pattern-2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5">
            <text:p>23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-eigen+:p.1_sec-1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0">
            <text:p>19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/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1">
            <text:p>19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-(target=msr.4)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2">
            <text:p>19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-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3">
            <text:p>193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,memo=melodies,ref=0923-5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5,6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4">
            <text:p>194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/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1">
            <text:p>18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3" office:value-type="string">
            <text:p>v-1</text:p>
          </table:table-cell>
          <table:table-cell table:style-name="ce42" office:value-type="string">
            <text:p>rev,(f-45),file=0918-3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2">
            <text:p>18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3" office:value-type="string">
            <text:p>v-2</text:p>
          </table:table-cell>
          <table:table-cell table:style-name="ce39" office:value-type="string">
            <text:p>v-2,(f-45),inst=g+h,R=4;msr.4,R=5,msr.4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,4,5,6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4">
            <text:p>16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file=0911-2,id=s-2,rs-2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0" office:value-type="float" office:value="4">
            <text:p>4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3">
            <text:p>183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file=0911-2;0918-4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85">
            <text:p>185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ar-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5">
            <text:p>16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3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inst=g+g,accom=0821-1,part=melody,id=s-3,f-48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0" office:value-type="float" office:value="5">
            <text:p>5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1">
            <text:p>16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id=s-4,f-28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4">
            <text:p>23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R=4 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4">
            <text:p>22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email=3,memo+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,4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8">
            <text:p>22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42" office:value-type="string">
            <text:p>var,theme=new-pattern,memo-eigen+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1">
            <text:p>24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memo-eigen=sec-3;p.1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2">
            <text:p>24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memo-eigen=sec-2;p.1;patt-4,(2)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2">
            <text:p>12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.p.-1</text:p>
          </table:table-cell>
          <table:table-cell table:style-name="ce35"/>
          <table:table-cell table:style-name="ce39" office:value-type="string">
            <text:p>R=2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s.p.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1">
            <text:p>31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st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struct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2">
            <text:p>32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75">
            <text:p>7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te-1,k.C</text:p>
          </table:table-cell>
          <table:table-cell table:style-name="ce42" office:value-type="string">
            <text:p>2019-08-29_18-37-36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30T14:57:52.71">
            <text:p>2019/8/30 14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1">
            <text:p>10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muting,mute-by=LF;f.3,R=2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9">
            <text:p>10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0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R=3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technique,rev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0">
            <text:p>10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8_18-47-1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9T10:16:27.44">
            <text:p>2019/9/9 10:1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5">
            <text:p>10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technique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06">
            <text:p>10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1</text:p>
          </table:table-cell>
          <table:table-cell table:style-name="ce38" office:value-type="string">
            <text:p>-</text:p>
          </table:table-cell>
          <table:table-cell table:style-name="ce45" office:value-type="string">
            <text:p>tech=LH;move;position,fret=3-5,str=6-5-4,R=1 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79">
            <text:p>17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2</text:p>
          </table:table-cell>
          <table:table-cell table:style-name="ce35"/>
          <table:table-cell table:style-name="ce39" office:value-type="string">
            <text:p>,theme=harmonics+normal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95">
            <text:p>19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</text:p>
          </table:table-cell>
          <table:table-cell table:style-name="ce35"/>
          <table:table-cell table:style-name="ce39" office:value-type="string">
            <text:p>,tech=左指で音消し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2">
            <text:p>20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</text:p>
          </table:table-cell>
          <table:table-cell table:style-name="ce35"/>
          <table:table-cell table:style-name="ce39" office:value-type="string">
            <text:p>rev,file=0926-1 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formula="of:=205" office:value-type="float" office:value="205">
            <text:p>20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a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,play,memo+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03">
            <text:p>20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3a</text:p>
          </table:table-cell>
          <table:table-cell table:style-name="ce35"/>
          <table:table-cell table:style-name="ce39" office:value-type="string">
            <text:p>,theme=音消し+multi-flets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51">
            <text:p>25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15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14">
            <text:p>21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42" office:value-type="string">
            <text:p>,threme=音消し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27">
            <text:p>22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39" office:value-type="string">
            <text:p>,from=m-2,cp=Em-F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2">
            <text:p>23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39" office:value-type="string">
            <text:p>rev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3">
            <text:p>33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4">
            <text:p>3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左指で、音をカット,k.E,R=1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4">
            <text:p>5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te-4</text:p>
          </table:table-cell>
          <table:table-cell table:style-name="ce35" office:value-type="string">
            <text:p>re</text:p>
          </table:table-cell>
          <table:table-cell table:style-name="ce39" office:value-type="string">
            <text:p>k.E,i.f.=ch-10,R=3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technique,rev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39">
            <text:p>3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te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topic=スライド+ポジション,R=3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55">
            <text:p>55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te-5</text:p>
          </table:table-cell>
          <table:table-cell table:style-name="ce35" office:value-type="string">
            <text:p>re</text:p>
          </table:table-cell>
          <table:table-cell table:style-name="ce39" office:value-type="string">
            <text:p>topic=harmony;coda,pitch=1-5-8:1-3-8,k.E,R=4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66">
            <text:p>6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和音；1-noteのみスライド,R=1,string=3:4 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8">
            <text:p>9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-1(ch-16),２弦を、左指でミュート,R=1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99">
            <text:p>9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３弦を同時にスライド,R=2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7">
            <text:p>12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9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42">
            <text:p>14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9</text:p>
          </table:table-cell>
          <table:table-cell table:style-name="ce33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60">
            <text:p>160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te-9</text:p>
          </table:table-cell>
          <table:table-cell table:style-name="ce35" office:value-type="string">
            <text:p>rev</text:p>
          </table:table-cell>
          <table:table-cell table:style-name="ce42" office:value-type="string">
            <text:p>rev,file=0911-2,k.E,memo+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1">
            <text:p>13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9</text:p>
          </table:table-cell>
          <table:table-cell table:style-name="ce33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28">
            <text:p>12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9a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teq=3-str-slide,span=2-flet,R=1 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132">
            <text:p>13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9a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8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2:14:07.23">
            <text:p>2019/10/21 12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8" office:value-type="string">
            <text:p>rs-24</text:p>
          </table:table-cell>
          <table:table-cell table:style-name="ce48" office:value-type="string">
            <text:p>,tune=d.C </text:p>
          </table:table-cell>
          <table:table-cell table:style-name="ce48"/>
          <table:table-cell table:number-columns-repeated="2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2" office:value-type="string">
            <text:p>s.?:f-71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R=1 </text:p>
          </table:table-cell>
          <table:table-cell table:number-columns-repeated="2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8" office:value-type="string">
            <text:p>f-64</text:p>
          </table:table-cell>
          <table:table-cell table:style-name="ce48" office:value-type="string">
            <text:p>,tune=d.D</text:p>
          </table:table-cell>
          <table:table-cell table:style-name="ce48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8" office:value-type="string">
            <text:p>f-64</text:p>
          </table:table-cell>
          <table:table-cell table:style-name="ce48" office:value-type="string">
            <text:p>var,type=tap-guitar</text:p>
          </table:table-cell>
          <table:table-cell table:style-name="ce48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s-4</text:p>
          </table:table-cell>
          <table:table-cell table:style-name="ce48" office:value-type="string">
            <text:p>var,memo-eigen=sec-3;p.1</text:p>
          </table:table-cell>
          <table:table-cell table:style-name="ce48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s-4</text:p>
          </table:table-cell>
          <table:table-cell table:style-name="ce48" office:value-type="string">
            <text:p>var,memo-eigen=sec-2;p.1;patt-4,(2)</text:p>
          </table:table-cell>
          <table:table-cell table:style-name="ce48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8" office:value-type="string">
            <text:p>f-65</text:p>
          </table:table-cell>
          <table:table-cell table:style-name="ce48" office:value-type="string">
            <text:p>,k.A,chords=A;D;E</text:p>
          </table:table-cell>
          <table:table-cell table:style-name="ce48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375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76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377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378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0" table:formula="of:=[.D379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 table:formula="of:=[.D380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0" table:formula="of:=[.D383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0" table:formula="of:=[.D384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0" table:formula="of:=[.D385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35.435cm" draw:caption-point-x="-1.353cm" draw:caption-point-y="2.57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05];6;2)" office:value-type="string" office:string-value="09">
            <text:p>09</text:p>
          </table:table-cell>
          <table:table-cell table:formula="of:=MID([.F40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05];[.I405];&quot;-&quot;;LEFT([.G40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16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4)">
            <text:p>sn(324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section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55" table:formula="of:=CONCATENATE(&quot;sn(&quot;;MAX([.L2:.L4]);&quot;)&quot;)" office:value-type="string" office:string-value="sn(13)">
            <text:p>sn(13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3" office:value-type="float" office:value="1">
            <text:p>1</text:p>
          </table:table-cell>
          <table:table-cell table:style-name="ce65"/>
          <table:table-cell table:style-name="ce66" office:value-type="string">
            <text:p>s-4</text:p>
          </table:table-cell>
          <table:table-cell table:style-name="ce67" office:value-type="string">
            <text:p>1</text:p>
          </table:table-cell>
          <table:table-cell table:style-name="ce65" office:value-type="string">
            <text:p>s.1:patt-2,k.E</text:p>
          </table:table-cell>
          <table:table-cell table:style-name="ce69" office:value-type="string">
            <text:p>2019-10-05_18-41-36_000.jpg</text:p>
          </table:table-cell>
          <table:table-cell table:style-name="ce64"/>
          <table:table-cell table:style-name="ce65"/>
          <table:table-cell table:style-name="ce70" office:value-type="date" office:date-value="2019-10-06T08:06:14.08">
            <text:p>2019/10/6 8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3" office:value-type="float" office:value="2">
            <text:p>2</text:p>
          </table:table-cell>
          <table:table-cell table:style-name="ce65"/>
          <table:table-cell table:style-name="ce66" office:value-type="string">
            <text:p>f-59</text:p>
          </table:table-cell>
          <table:table-cell table:style-name="ce68" office:value-type="string">
            <text:p>1</text:p>
          </table:table-cell>
          <table:table-cell table:style-name="ce65" office:value-type="string">
            <text:p>s.1:opening</text:p>
          </table:table-cell>
          <table:table-cell table:style-name="ce69" office:value-type="string">
            <text:p>2019-10-05_18-41-24_000.jpg</text:p>
          </table:table-cell>
          <table:table-cell table:style-name="ce63"/>
          <table:table-cell table:style-name="ce65"/>
          <table:table-cell table:style-name="ce70" office:value-type="date" office:date-value="2019-10-06T08:07:38.5">
            <text:p>2019/10/6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3" office:value-type="float" office:value="3">
            <text:p>3</text:p>
          </table:table-cell>
          <table:table-cell table:style-name="ce65"/>
          <table:table-cell table:style-name="ce66" office:value-type="string">
            <text:p>f-59</text:p>
          </table:table-cell>
          <table:table-cell table:style-name="ce68" office:value-type="string">
            <text:p>2</text:p>
          </table:table-cell>
          <table:table-cell table:style-name="ce65" office:value-type="string">
            <text:p>patt-2,静か,t.70</text:p>
          </table:table-cell>
          <table:table-cell table:style-name="ce69" office:value-type="string">
            <text:p>2019-10-05_18-41-24_000.jpg</text:p>
          </table:table-cell>
          <table:table-cell table:style-name="ce63"/>
          <table:table-cell table:style-name="ce65"/>
          <table:table-cell table:style-name="ce70" office:value-type="date" office:date-value="2019-10-06T08:07:38.5">
            <text:p>2019/10/6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4" table:number-columns-repeated="2"/>
          <table:table-cell table:style-name="ce66" office:value-type="string">
            <text:p>s-4</text:p>
          </table:table-cell>
          <table:table-cell table:style-name="ce68" office:value-type="string">
            <text:p>2,3</text:p>
          </table:table-cell>
          <table:table-cell table:style-name="ce65" office:value-type="string">
            <text:p>:m music / log / gt / memos-eigen / s-4 / p.1 || s.1:score,patt-2,k.E || s.2:score,patt-3 || s.3:score,patt-4</text:p>
          </table:table-cell>
          <table:table-cell table:style-name="ce69" office:value-type="string">
            <text:p>2019-10-07_16-34-53_000.jpg</text:p>
          </table:table-cell>
          <table:table-cell table:style-name="ce64"/>
          <table:table-cell table:style-name="ce65"/>
          <table:table-cell table:style-name="ce70" office:value-type="date" office:date-value="2019-10-08T11:32:05.43">
            <text:p>2019/10/8 11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9" table:number-columns-repeated="2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11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2:14:07.37">
            <text:p>2019/10/21 12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f-6(--&gt; f-7),practice</text:p>
          </table:table-cell>
          <table:table-cell table:style-name="ce48" office:value-type="string">
            <text:p>R=1 </text:p>
          </table:table-cell>
          <table:table-cell table:style-name="ce4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48" office:value-type="string">
            <text:p>f-1,var,chord=C△-&gt;pattern-1;chord=D△-&gt;pattern-1</text:p>
          </table:table-cell>
          <table:table-cell table:style-name="ce48" office:value-type="string">
            <text:p>R=2 </text:p>
          </table:table-cell>
          <table:table-cell table:style-name="ce4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48" office:value-type="string">
            <text:p>f-1,var,chord=C△-&gt;pattern-2;chord=D△-&gt;pattern-2</text:p>
          </table:table-cell>
          <table:table-cell table:style-name="ce48" office:value-type="string">
            <text:p>R=3 </text:p>
          </table:table-cell>
          <table:table-cell table:style-name="ce4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random</text:p>
          </table:table-cell>
          <table:table-cell table:style-name="ce48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48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 table:formula="of:=[.D4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0" table:formula="of:=[.D4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 table:formula="of:=[.D49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0" table:formula="of:=[.D50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0" table:formula="of:=[.D51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68cm" draw:caption-point-x="-1.353cm" draw:caption-point-y="2.37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20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71" table:formula="of:=CONCATENATE(&quot;sn(&quot;;MAX(range_sn__kb);&quot;)&quot;)" office:value-type="string" office:string-value="sn(31)">
            <text:p>sn(31)</text:p>
          </table:table-cell>
          <table:table-cell table:style-name="ce71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71" office:value-type="string">
            <text:p>code</text:p>
          </table:table-cell>
          <table:table-cell table:style-name="ce71" office:value-type="string">
            <text:p>var</text:p>
          </table:table-cell>
          <table:table-cell table:style-name="ce71" office:value-type="string">
            <text:p>memos</text:p>
          </table:table-cell>
          <table:table-cell table:style-name="ce71" office:value-type="string">
            <text:p>file</text:p>
          </table:table-cell>
          <table:table-cell table:style-name="ce71" office:value-type="string">
            <text:p>gen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79"/>
          <table:table-cell table:style-name="ce79" office:value-type="string">
            <text:p>type</text:p>
          </table:table-cell>
          <table:table-cell table:style-name="ce79" office:value-type="string">
            <text:p>num</text:p>
          </table:table-cell>
          <table:table-cell table:style-name="ce80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D,memo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__kb;[.M2])" office:value-type="float" office:value="1">
            <text:p>1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 theme=6th</text:p>
          </table:table-cell>
          <table:table-cell table:style-name="ce74" office:value-type="string">
            <text:p>R=3 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__kb;[.M3])" office:value-type="float" office:value="0">
            <text:p>0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4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4" office:value-type="string">
            <text:p>R=1 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__kb;[.M4])" office:value-type="float" office:value="1">
            <text:p>1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ar-1</text:p>
          </table:table-cell>
          <table:table-cell table:style-name="ce74"/>
          <table:table-cell table:style-name="ce77" office:value-type="string">
            <text:p>,k.C,notes=1-5-7-8-5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arpeggio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__kb;[.M5])" office:value-type="float" office:value="0">
            <text:p>0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73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c.p.-1</text:p>
          </table:table-cell>
          <table:table-cell table:style-name="ce74"/>
          <table:table-cell table:style-name="ce76" office:value-type="string">
            <text:p>(2),chords=C△-D△-E7 </text:p>
          </table:table-cell>
          <table:table-cell table:style-name="ce77" office:value-type="string">
            <text:p>2019-09-08_17-42-56_000.jpg</text:p>
          </table:table-cell>
          <table:table-cell table:style-name="ce73" office:value-type="string">
            <text:p>c.p.</text:p>
          </table:table-cell>
          <table:table-cell table:style-name="ce74" office:value-type="string">
            <text:p>-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__kb;[.M6])" office:value-type="float" office:value="0">
            <text:p>0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f-1</text:p>
          </table:table-cell>
          <table:table-cell table:style-name="ce73"/>
          <table:table-cell table:style-name="ce76" office:value-type="string">
            <text:p>(1),k.C,cp=c.p.-1</text:p>
          </table:table-cell>
          <table:table-cell table:style-name="ce77" office:value-type="string">
            <text:p>2019-09-08_17-42-56_000.jpg</text:p>
          </table:table-cell>
          <table:table-cell table:style-name="ce72" office:value-type="string">
            <text:p>frase</text:p>
          </table:table-cell>
          <table:table-cell table:style-name="ce74" office:value-type="float" office:value="1">
            <text:p>1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__kb;[.M7])" office:value-type="float" office:value="10">
            <text:p>10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2</text:p>
          </table:table-cell>
          <table:table-cell table:style-name="ce74"/>
          <table:table-cell table:style-name="ce76" office:value-type="string">
            <text:p>,cp=1-5-6m-3m/4-1-4-5,R=1(domino)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1v,1d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__kb;[.M8])" office:value-type="float" office:value="0">
            <text:p>0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3</text:p>
          </table:table-cell>
          <table:table-cell table:style-name="ce74"/>
          <table:table-cell table:style-name="ce76" office:value-type="string">
            <text:p>,th=6th-note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__kb;[.M9])" office:value-type="float" office:value="0">
            <text:p>0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4</text:p>
          </table:table-cell>
          <table:table-cell table:style-name="ce74"/>
          <table:table-cell table:style-name="ce77" office:value-type="string">
            <text:p>,k.Dm,notes=L3m-1-5-5m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__kb;[.M10])" office:value-type="float" office:value="1">
            <text:p>1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mov=2019-09-29</text:p>
          </table:table-cell>
          <table:table-cell table:style-name="ce74" office:value-type="string">
            <text:p>R=2 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__kb;[.M11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6</text:p>
          </table:table-cell>
          <table:table-cell table:style-name="ce74"/>
          <table:table-cell table:style-name="ce74" office:value-type="string">
            <text:p>,theme=random</text:p>
          </table:table-cell>
          <table:table-cell table:style-name="ce74" office:value-type="string">
            <text:p>2019-10-01_17-43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__kb;[.M12])" office:value-type="float" office:value="0">
            <text:p>0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7</text:p>
          </table:table-cell>
          <table:table-cell table:style-name="ce74"/>
          <table:table-cell table:style-name="ce77" office:value-type="string">
            <text:p>,theme=random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__kb;[.M13])" office:value-type="float" office:value="0">
            <text:p>0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8</text:p>
          </table:table-cell>
          <table:table-cell table:style-name="ce74"/>
          <table:table-cell table:style-name="ce76" office:value-type="string">
            <text:p>,random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float" office:value="13">
            <text:p>13</text:p>
          </table:table-cell>
          <table:table-cell table:style-name="ce57" office:value-type="string">
            <text:p>LH.M</text:p>
          </table:table-cell>
          <table:table-cell table:style-name="ce61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style-name="ce73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m-1</text:p>
          </table:table-cell>
          <table:table-cell table:style-name="ce74"/>
          <table:table-cell table:style-name="ce76" office:value-type="string">
            <text:p>(3) LH.movement-1</text:p>
          </table:table-cell>
          <table:table-cell table:style-name="ce77" office:value-type="string">
            <text:p>2019-09-08_17-42-56_000.jpg</text:p>
          </table:table-cell>
          <table:table-cell table:style-name="ce73" office:value-type="string">
            <office:annotation office:display="true" draw:style-name="gr1" draw:text-style-name="P1" svg:width="2.899cm" svg:height="0.991cm" svg:x="21.948cm" svg:y="8.558cm" draw:caption-point-x="-0.672cm" draw:caption-point-y="0.278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74" office:value-type="string">
            <text:p>-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4">
            <text:p>14</text:p>
          </table:table-cell>
          <table:table-cell table:style-name="ce59" office:value-type="string">
            <text:p>memo</text:p>
          </table:table-cell>
          <table:table-cell table:style-name="ce61" table:formula="of:=COUNTIF(range_genre__kb;[.M15])" office:value-type="float" office:value="1">
            <text:p>1</text:p>
          </table:table-cell>
          <table:table-cell table:style-name="ce40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rs-1</text:p>
          </table:table-cell>
          <table:table-cell table:style-name="ce74"/>
          <table:table-cell table:style-name="ce76" office:value-type="string">
            <text:p>,cp=1-5-6m-3m/4-1-4-5,k.D,k.F#m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research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C△-&gt;pattern-1;chord=D△-&gt;pattern-1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C△-&gt;pattern-2;chord=D△-&gt;pattern-2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cp=1-5-6m-3m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7" office:value-type="string">
            <text:p>2019-09-29_14-16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 theme=6th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4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k.F#m,memo+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mov=2019-09-29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72" office:value-type="float" office:value="5">
            <text:p>5</text:p>
          </table:table-cell>
          <table:table-cell table:style-name="ce75" office:value-type="string">
            <text:p>f-6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var,time=0.00~,memo+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5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7</text:p>
          </table:table-cell>
          <table:table-cell table:style-name="ce74" office:value-type="string">
            <text:p>prac</text:p>
          </table:table-cell>
          <table:table-cell table:style-name="ce76" office:value-type="string">
            <text:p>f-6(--&gt; f-7),practice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9</text:p>
          </table:table-cell>
          <table:table-cell table:style-name="ce74" office:value-type="string">
            <text:p>n</text:p>
          </table:table-cell>
          <table:table-cell table:style-name="ce76" office:value-type="string">
            <text:p>,random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6</text:p>
          </table:table-cell>
          <table:table-cell table:style-name="ce74" office:value-type="string">
            <text:p>prac</text:p>
          </table:table-cell>
          <table:table-cell table:style-name="ce76" office:value-type="string">
            <text:p>practice 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/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play</text:p>
          </table:table-cell>
          <table:table-cell table:style-name="ce76" office:value-type="string">
            <text:p>play,ch.C=patt-1,ch.D=patt-1,t.70,k.C,memo+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play</text:p>
          </table:table-cell>
          <table:table-cell table:style-name="ce76" office:value-type="string">
            <text:p>play,eigen-memo=p.1_sec-2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9</text:p>
          </table:table-cell>
          <table:table-cell table:style-name="ce74" office:value-type="string">
            <text:p>n</text:p>
          </table:table-cell>
          <table:table-cell table:style-name="ce76" office:value-type="string">
            <text:p>,genre=blues-like</text:p>
          </table:table-cell>
          <table:table-cell table:style-name="ce77"/>
          <table:table-cell table:style-name="ce72" office:value-type="string">
            <text:p>frase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11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2:14:07.53">
            <text:p>2019/10/21 12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 table:number-columns-repeated="8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8" office:value-type="string">
            <text:p>practice </text:p>
          </table:table-cell>
          <table:table-cell table:style-name="ce48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8" office:value-type="string">
            <text:p>play,ch.C=patt-1,ch.D=patt-1,t.70,k.C,memo+</text:p>
          </table:table-cell>
          <table:table-cell table:style-name="ce48" office:value-type="string">
            <text:p>R=1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play,eigen-memo=p.1_sec-2</text:p>
          </table:table-cell>
          <table:table-cell table:style-name="ce48" office:value-type="string">
            <text:p>R=2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genre=blues-like</text:p>
          </table:table-cell>
          <table:table-cell table:style-name="ce48" office:value-type="string">
            <text:p>R=3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/>
          <table:table-cell table:style-name="ce31" office:value-type="string">
            <text:p>*</text:p>
          </table:table-cell>
          <table:table-cell table:number-columns-repeated="8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2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1">
            <text:p>1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2">
            <text:p>2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3">
            <text:p>3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4">
            <text:p>4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5">
            <text:p>5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7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7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7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78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79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80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44cm" draw:caption-point-x="-1.353cm" draw:caption-point-y="2.37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80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6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4)">
            <text:p>sn(324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var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55" table:formula="of:=CONCATENATE(&quot;sn(&quot;;MAX([.L2:.L4]);&quot;)&quot;)" office:value-type="string" office:string-value="sn(13)">
            <text:p>sn(13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3"/>
          <table:table-cell table:style-name="ce84" office:value-type="string">
            <text:p>f-1</text:p>
          </table:table-cell>
          <table:table-cell table:style-name="ce85"/>
          <table:table-cell table:style-name="ce83" office:value-type="string">
            <text:p>:m music / log / kb / || f-1 patterns chord=C:pattern-1,pattern-2 chord=D:pattern-1,pattern-2</text:p>
          </table:table-cell>
          <table:table-cell table:style-name="ce88" office:value-type="string">
            <text:p>2019-10-03_17-35-28_000.jpg</text:p>
          </table:table-cell>
          <table:table-cell table:style-name="ce82" office:value-type="string">
            <text:p>-</text:p>
          </table:table-cell>
          <table:table-cell table:style-name="ce83" office:value-type="string">
            <text:p>-</text:p>
          </table:table-cell>
          <table:table-cell table:style-name="ce89" office:value-type="date" office:date-value="2019-10-05T11:00:52.35">
            <text:p>2019/10/5 11:0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1" office:value-type="float" office:value="2">
            <text:p>2</text:p>
          </table:table-cell>
          <table:table-cell table:style-name="ce83"/>
          <table:table-cell table:style-name="ce84"/>
          <table:table-cell table:style-name="ce86"/>
          <table:table-cell table:style-name="ce83"/>
          <table:table-cell table:style-name="ce88"/>
          <table:table-cell table:style-name="ce81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1" office:value-type="float" office:value="3">
            <text:p>3</text:p>
          </table:table-cell>
          <table:table-cell table:style-name="ce83"/>
          <table:table-cell table:style-name="ce84"/>
          <table:table-cell table:style-name="ce86"/>
          <table:table-cell table:style-name="ce83"/>
          <table:table-cell table:style-name="ce88"/>
          <table:table-cell table:style-name="ce81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8" table:number-columns-repeated="2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11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2:14:07.68">
            <text:p>2019/10/21 12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f-6(--&gt; f-7),practice</text:p>
          </table:table-cell>
          <table:table-cell table:style-name="ce48" office:value-type="string">
            <text:p>R=1 </text:p>
          </table:table-cell>
          <table:table-cell table:style-name="ce4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48" office:value-type="string">
            <text:p>f-1,var,chord=C△-&gt;pattern-1;chord=D△-&gt;pattern-1</text:p>
          </table:table-cell>
          <table:table-cell table:style-name="ce48" office:value-type="string">
            <text:p>R=2 </text:p>
          </table:table-cell>
          <table:table-cell table:style-name="ce4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48" office:value-type="string">
            <text:p>f-1,var,chord=C△-&gt;pattern-2;chord=D△-&gt;pattern-2</text:p>
          </table:table-cell>
          <table:table-cell table:style-name="ce48" office:value-type="string">
            <text:p>R=3 </text:p>
          </table:table-cell>
          <table:table-cell table:style-name="ce4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random</text:p>
          </table:table-cell>
          <table:table-cell table:style-name="ce48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48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 table:formula="of:=[.D4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0" table:formula="of:=[.D4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0" table:formula="of:=[.D49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0" table:formula="of:=[.D50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0" table:formula="of:=[.D51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6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68cm" draw:caption-point-x="-1.353cm" draw:caption-point-y="2.37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20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2">
          <table:table-cell table:style-name="ce71" table:formula="of:=CONCATENATE(&quot;sn(&quot;;MAX(range_sn__vio);&quot;)&quot;)" office:value-type="string" office:string-value="sn(2)">
            <text:p>sn(2)</text:p>
          </table:table-cell>
          <table:table-cell table:style-name="ce71" office:value-type="string">
            <text:p>session num</text:p>
          </table:table-cell>
          <table:table-cell table:style-name="ce71" office:value-type="string">
            <text:p>code</text:p>
          </table:table-cell>
          <table:table-cell table:style-name="ce71" office:value-type="string">
            <text:p>var</text:p>
          </table:table-cell>
          <table:table-cell table:style-name="ce71" office:value-type="string">
            <text:p>memos</text:p>
          </table:table-cell>
          <table:table-cell table:style-name="ce71" office:value-type="string">
            <text:p>file</text:p>
          </table:table-cell>
          <table:table-cell table:style-name="ce71" office:value-type="string">
            <text:p>gen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79"/>
          <table:table-cell table:style-name="ce79" office:value-type="string">
            <text:p>type</text:p>
          </table:table-cell>
          <table:table-cell table:style-name="ce79" office:value-type="string">
            <text:p>num</text:p>
          </table:table-cell>
          <table:table-cell table:style-name="ce80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0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f-1</text:p>
          </table:table-cell>
          <table:table-cell table:style-name="ce90"/>
          <table:table-cell table:style-name="ce92" office:value-type="string">
            <text:p>k.G,R=1 </text:p>
          </table:table-cell>
          <table:table-cell table:style-name="ce94" office:value-type="string">
            <text:p>2019-09-08_18-47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5" office:value-type="date" office:date-value="2019-09-09T10:29:24.17">
            <text:p>2019/9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__vio;[.M2])" office:value-type="float" office:value="0">
            <text:p>0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0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2"/>
          <table:table-cell table:style-name="ce92" office:value-type="string">
            <text:p>content=bounce-2-notes,R=2</text:p>
          </table:table-cell>
          <table:table-cell table:style-name="ce94" office:value-type="string">
            <text:p>2019-09-08_18-47-39_000.jpg</text:p>
          </table:table-cell>
          <table:table-cell table:style-name="ce90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95" office:value-type="date" office:date-value="2019-09-09T10:29:24.17">
            <text:p>2019/9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__vio;[.M3])" office:value-type="float" office:value="0">
            <text:p>0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0"/>
          <table:table-cell table:style-name="ce92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2" office:value-type="string">
            <text:p>rev, </text:p>
          </table:table-cell>
          <table:table-cell table:style-name="ce92"/>
          <table:table-cell table:style-name="ce94"/>
          <table:table-cell table:style-name="ce90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__vio;[.M4])" office:value-type="float" office:value="0">
            <text:p>0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2" office:value-type="string">
            <text:p>var-1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1">
            <text:p>1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__vio;[.M5])" office:value-type="float" office:value="0">
            <text:p>0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2"/>
          <table:table-cell table:style-name="ce92" office:value-type="string">
            <text:p>i.f.=f-4</text:p>
          </table:table-cell>
          <table:table-cell table:style-name="ce94"/>
          <table:table-cell table:style-name="ce91"/>
          <table:table-cell table:style-name="ce92" office:value-type="float" office:value="2">
            <text:p>2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__vio;[.M6])" office:value-type="float" office:value="0">
            <text:p>0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ar-1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3">
            <text:p>3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__vio;[.M7])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ar-2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4">
            <text:p>4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__vio;[.M8])" office:value-type="float" office:value="0">
            <text:p>0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2" office:value-type="string">
            <text:p>var-1</text:p>
          </table:table-cell>
          <table:table-cell table:style-name="ce92" office:value-type="string">
            <text:p>N+</text:p>
          </table:table-cell>
          <table:table-cell table:style-name="ce94"/>
          <table:table-cell table:style-name="ce91"/>
          <table:table-cell table:style-name="ce92" office:value-type="float" office:value="5">
            <text:p>5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__vio;[.M9])" office:value-type="float" office:value="0">
            <text:p>0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__vio;[.M10])" office:value-type="float" office:value="0">
            <text:p>0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__vio;[.M11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__vio;[.M12])" office:value-type="float" office:value="0">
            <text:p>0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__vio;[.M13])" office:value-type="float" office:value="1">
            <text:p>1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1T12:14:07.86">
            <text:p>2019/10/21 12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rev,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office:value-type="float" office:value="3">
            <text:p>3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office:value-type="float" office:value="4">
            <text:p>4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office:value-type="float" office:value="5">
            <text:p>5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office:value-type="float" office:value="6">
            <text:p>6</text:p>
          </table:table-cell>
          <table:table-cell table:style-name="ce48" office:value-type="string">
            <text:p>f-3</text:p>
          </table:table-cell>
          <table:table-cell table:style-name="ce4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38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39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42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43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table:formula="of:=[.D44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notes_gt.A2:notes_gt.I296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6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6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019/10/21</text:date>, <text:time>12:1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1T12:14:06.17</dc:date>
    <dc:creator>iwabuchi ken</dc:creator>
    <meta:editing-duration>P2DT17H23M6S</meta:editing-duration>
    <meta:editing-cycles>332</meta:editing-cycles>
    <meta:generator>OpenOffice/4.1.3$Win32 OpenOffice.org_project/413m1$Build-9783</meta:generator>
    <meta:document-statistic meta:table-count="6" meta:cell-count="5239" meta:object-count="0"/>
    <meta:user-defined meta:name="sheets-banding"/>
    <meta:user-defined meta:name="sheets-original-selection"/>
  </office:meta>
</office:document-meta>
</file>